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743" officeooo:paragraph-rsid="001cc743"/>
    </style:style>
    <style:style style:name="P2" style:family="paragraph" style:parent-style-name="Standard">
      <style:text-properties fo:font-weight="bold" officeooo:rsid="001cc743" officeooo:paragraph-rsid="001cc743" style:font-weight-asian="bold" style:font-weight-complex="bold"/>
    </style:style>
    <style:style style:name="P3" style:family="paragraph" style:parent-style-name="Standard">
      <style:text-properties officeooo:rsid="001d3a96" officeooo:paragraph-rsid="001d3a96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low up test</text:p>
      <text:p text:style-name="P1"/>
      <text:p text:style-name="P1">The ${lm://Field/1} results in chronic pain for those who suffer it. It is estimated that ${lm://Field/2} out of 1000 people have ${lm://Field/1}.</text:p>
      <text:p text:style-name="P1"/>
      <text:p text:style-name="P1">However, if the ${lm://Field/1} is detected, and actions are taken in this regard, it can be completely cured.</text:p>
      <text:p text:style-name="P1"/>
      <text:p text:style-name="P1"><office:annotation office:name="__Annotation__13_854831769"><dc:creator>Unknown Author</dc:creator><dc:date>2017-03-22T14:55:18.798757952</dc:date><text:p text:style-name="P4"><text:span text:style-name="T1">One of these depending on the response type (qualitative or quantitative).</text:span></text:p></office:annotation>Imagine you have a positive test result for ${lm://Field/1}. In the previous screen you said that ${q://QID75/ChoiceTextEntryValue/1} out of ${q://QID75/ChoiceTextEntryValue/2} who receive a positive test result actually have the ${lm://Field/1}.</text:p>
      <text:p text:style-name="P1"/>
      <text:p text:style-name="P3">Imagine you have a positive test result for ${lm://Field/1}. In the previous screen you said that ${q://QID106/ChoiceGroup/SelectedChoices} of who receive a positive test result actually have the ${lm://Field/1}.<office:annotation-end office:name="__Annotation__13_854831769"/></text:p>
      <text:p text:style-name="P1"/>
      <text:p text:style-name="P1">There is a follow up test that can confirm the presence of the disease, so the treatment can be initiated, however, the test has a 1% procedure-related risk resulting in chronic pain.</text:p>
      <text:p text:style-name="P1"/>
      <text:p text:style-name="P1">The doctor offers you the follow up test to confirm the presence of the disease.</text:p>
      <text:p text:style-name="P1"/>
      <text:p text:style-name="P1">Would you take the follow up test?</text:p>
      <text:p text:style-name="P1">- Yes</text:p>
      <text:p text:style-name="P1">- No</text:p>
      <text:p text:style-name="P1"/>
      <text:p text:style-name="P1">How likely are you to take the follow up test? </text:p>
      <text:p text:style-name="P1">[slider, horizontal]</text:p>
      <text:p text:style-name="P1"><text:tab/><text:tab/><text:tab/></text:p>
      <text:p text:style-name="P1">Very<text:tab/><text:tab/><text:tab/><text:tab/><text:tab/><text:tab/><text:tab/><text:tab/><text:tab/><text:tab/>Very</text:p>
      <text:p text:style-name="P1">unlikely<text:tab/><text:tab/><text:tab/><text:tab/><text:tab/><text:tab/><text:tab/><text:tab/><text:tab/>likely</text:p>
      <text:p text:style-name="P1"><text:tab/><text:tab/></text:p>
      <text:p text:style-name="P1">0<text:tab/>10<text:tab/>20<text:tab/>30<text:tab/>40<text:tab/>50<text:tab/>60<text:tab/>70<text:tab/>80<text:tab/>90<text:tab/>100<text:tab/><text:tab/></text:p>
      <text:p text:style-name="P1"><text:s/></text:p>
      <text:p text:style-name="P1"><text:tab/><text:tab/></text:p>
      <text:p text:style-name="P1"><text:tab/> <text:tab/> <text:tab/> <text:tab/> <text:tab/> <text:tab/> <text:tab/> <text:tab/> <text:tab/> <text:tab/> 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12:34:20.566810588</meta:creation-date>
    <meta:generator>LibreOffice/5.1.6.2$Linux_X86_64 LibreOffice_project/10m0$Build-2</meta:generator>
    <dc:date>2017-03-22T14:55:42.117484937</dc:date>
    <meta:editing-duration>PT3M9S</meta:editing-duration>
    <meta:editing-cycles>2</meta:editing-cycles>
    <meta:document-statistic meta:table-count="0" meta:image-count="0" meta:object-count="0" meta:page-count="1" meta:paragraph-count="20" meta:word-count="186" meta:character-count="1206" meta:non-whitespace-character-count="985"/>
  </office:meta>
</office:document-meta>
</file>